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de" fo:country="DE"/>
    </style:style>
    <style:style style:name="P9" style:parent-style-name="Normal" style:family="paragraph">
      <style:text-properties fo:language="de" fo:country="DE"/>
    </style:style>
    <style:style style:name="P10" style:parent-style-name="Normal" style:family="paragraph">
      <style:text-properties fo:language="de" fo:country="DE"/>
    </style:style>
    <style:style style:name="P11" style:parent-style-name="Normal" style:family="paragraph">
      <style:text-properties fo:language="de" fo:country="DE"/>
    </style:style>
    <style:style style:name="P12" style:parent-style-name="Normal" style:family="paragraph">
      <style:text-properties fo:language="de" fo:country="DE"/>
    </style:style>
    <style:style style:name="P13" style:parent-style-name="Normal" style:family="paragraph">
      <style:paragraph-properties fo:break-before="page"/>
      <style:text-properties fo:language="de" fo:country="DE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paragraph-properties fo:break-before="page"/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master-page-name="MP1" style:family="paragraph">
      <style:paragraph-properties fo:break-before="page"/>
      <style:text-properties fo:language="en" fo:country="US"/>
    </style:style>
    <style:style style:name="P28" style:parent-style-name="Normal" style:family="paragraph">
      <style:paragraph-properties fo:break-before="page"/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T32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Asdf jdasfl jdalfjdklöafdas fdafda das dgfs gdfs g</text:p>
      <text:p text:style-name="P9">G fds</text:p>
      <text:p text:style-name="P10">Gf</text:p>
      <text:p text:style-name="P11">Gfd</text:p>
      <text:p text:style-name="P12"><text:s/>G</text:p>
      <text:p text:style-name="P13"/>
      <text:soft-page-break/>
      <text:p text:style-name="P14">As <text:s/>dfjla fdjklad</text:p>
      <text:p text:style-name="P15">A fdjak fldajfd</text:p>
      <text:p text:style-name="P16">Asf djfkaldasf dsafda</text:p>
      <text:p text:style-name="P17"><text:s/>fdsa</text:p>
      <text:p text:style-name="P18"/>
      <text:soft-page-break/>
      <text:p text:style-name="P19"><text:s/>dfasklfdsjafkldjasfldsjfkl<text:s/></text:p>
      <text:soft-page-break/>
      <text:p text:style-name="P20">dysg fdsg</text:p>
      <text:p text:style-name="P28"/>
      <text:p text:style-name="P29"/>
      <text:p text:style-name="P30"><text:s/>dfsg dfklgökfs gfds gfds</text:p>
      <text:p text:style-name="P31"><text:s/>gfdajkladfd</text:p>
      <text:p text:style-name="Normal"><text:span text:style-name="T32">af djakl dfjkl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Header" style:family="paragraph">
      <style:paragraph-properties fo:text-align="end" fo:margin-bottom="0.0833in" fo:line-height="115%">
        <style:tab-stops>
          <style:tab-stop style:type="left" style:position="1.7916in"/>
          <style:tab-stop style:type="left" style:position="2.0729in"/>
          <style:tab-stop style:type="center" style:position="3.15in"/>
          <style:tab-stop style:type="right" style:position="6.3in"/>
        </style:tab-stops>
      </style:paragraph-properties>
    </style:style>
    <style:style style:name="T3" style:parent-style-name="DefaultParagraphFont" style:family="text">
      <style:text-properties fo:font-weight="bold" style:font-weight-asian="bold" style:font-weight-complex="bold" fo:color="#1F497D" fo:font-size="14pt" style:font-size-asian="14pt" style:font-size-complex="14pt" fo:language="de" fo:country="DE"/>
    </style:style>
    <style:style style:name="P4" style:parent-style-name="Header" style:family="paragraph">
      <style:paragraph-properties fo:text-align="end" fo:margin-bottom="0.0833in" fo:line-height="115%">
        <style:tab-stops>
          <style:tab-stop style:type="left" style:position="1.7916in"/>
          <style:tab-stop style:type="left" style:position="2.0729in"/>
          <style:tab-stop style:type="center" style:position="3.15in"/>
          <style:tab-stop style:type="right" style:position="6.3in"/>
        </style:tab-stops>
      </style:paragraph-properties>
    </style:style>
    <style:style style:name="T5" style:parent-style-name="DefaultParagraphFont" style:family="text">
      <style:text-properties fo:color="#4F81BD" fo:language="de" fo:country="DE"/>
    </style:style>
    <style:style style:name="P6" style:parent-style-name="Header" style:family="paragraph">
      <style:paragraph-properties fo:border-top="none" fo:border-left="none" fo:border-bottom="0.0069in solid #A5A5A5" fo:border-right="none" fo:padding-top="0in" fo:padding-left="0in" fo:padding-bottom="0.0138in" fo:padding-right="0in" style:shadow="none" fo:text-align="end" fo:margin-bottom="0.0833in" fo:line-height="115%">
        <style:tab-stops>
          <style:tab-stop style:type="left" style:position="1.7916in"/>
          <style:tab-stop style:type="left" style:position="2.0729in"/>
          <style:tab-stop style:type="center" style:position="3.15in"/>
          <style:tab-stop style:type="right" style:position="6.3in"/>
        </style:tab-stops>
      </style:paragraph-properties>
    </style:style>
    <style:style style:name="T7" style:parent-style-name="DefaultParagraphFont" style:family="text">
      <style:text-properties fo:color="#7F7F7F" fo:language="de" fo:country="DE"/>
    </style:style>
    <style:style style:name="P8" style:parent-style-name="Header" style:family="paragraph">
      <style:text-properties fo:language="de" fo:country="DE"/>
    </style:style>
    <style:page-layout style:name="PL1">
      <style:page-layout-properties fo:page-width="11.693in" fo:page-height="8.268in" style:print-orientation="landscape" fo:margin-top="0.4916in" fo:margin-left="0.984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1" style:parent-style-name="Header" style:family="paragraph">
      <style:paragraph-properties fo:text-align="end" fo:margin-bottom="0.0833in" fo:line-height="115%">
        <style:tab-stops>
          <style:tab-stop style:type="left" style:position="1.7916in"/>
          <style:tab-stop style:type="left" style:position="2.0729in"/>
          <style:tab-stop style:type="center" style:position="3.15in"/>
          <style:tab-stop style:type="right" style:position="6.3in"/>
        </style:tab-stops>
      </style:paragraph-properties>
    </style:style>
    <style:style style:name="T22" style:parent-style-name="DefaultParagraphFont" style:family="text">
      <style:text-properties fo:font-weight="bold" style:font-weight-asian="bold" style:font-weight-complex="bold" fo:color="#1F497D" fo:font-size="14pt" style:font-size-asian="14pt" style:font-size-complex="14pt" fo:language="de" fo:country="DE"/>
    </style:style>
    <style:style style:name="P23" style:parent-style-name="Header" style:family="paragraph">
      <style:paragraph-properties fo:text-align="end" fo:margin-bottom="0.0833in" fo:line-height="115%">
        <style:tab-stops>
          <style:tab-stop style:type="left" style:position="1.7916in"/>
          <style:tab-stop style:type="left" style:position="2.0729in"/>
          <style:tab-stop style:type="center" style:position="3.15in"/>
          <style:tab-stop style:type="right" style:position="6.3in"/>
        </style:tab-stops>
      </style:paragraph-properties>
    </style:style>
    <style:style style:name="T24" style:parent-style-name="DefaultParagraphFont" style:family="text">
      <style:text-properties fo:color="#4F81BD" fo:language="de" fo:country="DE"/>
    </style:style>
    <style:style style:name="P25" style:parent-style-name="Header" style:family="paragraph">
      <style:paragraph-properties fo:border-top="none" fo:border-left="none" fo:border-bottom="0.0069in solid #A5A5A5" fo:border-right="none" fo:padding-top="0in" fo:padding-left="0in" fo:padding-bottom="0.0138in" fo:padding-right="0in" style:shadow="none" fo:text-align="end" fo:margin-bottom="0.0833in" fo:line-height="115%">
        <style:tab-stops>
          <style:tab-stop style:type="left" style:position="1.7916in"/>
          <style:tab-stop style:type="left" style:position="2.0729in"/>
          <style:tab-stop style:type="center" style:position="3.15in"/>
          <style:tab-stop style:type="right" style:position="6.3in"/>
        </style:tab-stops>
      </style:paragraph-properties>
    </style:style>
    <style:style style:name="T26" style:parent-style-name="DefaultParagraphFont" style:family="text">
      <style:text-properties fo:color="#7F7F7F" fo:language="de" fo:country="DE"/>
    </style:style>
    <style:style style:name="P27" style:parent-style-name="Header" style:family="paragraph">
      <style:text-properties fo:language="de" fo:country="DE"/>
    </style:style>
  </office:automatic-styles>
  <office:master-styles>
    <style:master-page style:name="MP0" style:page-layout-name="PL0">
      <style:header>
        <text:p text:style-name="P2"><text:span text:style-name="T3">[Geben Sie den Titel des Dokuments ein]</text:span></text:p>
        <text:p text:style-name="P4"><text:span text:style-name="T5">[Geben Sie den Untertitel des Dokuments ein]</text:span></text:p>
        <text:p text:style-name="P6"><text:span text:style-name="T7">Gsf fdsgfdsg dfsgdsfdsfds gdfsgdfs g sg <text:s/>gfds gfdsJacki2</text:span></text:p>
        <text:p text:style-name="P8"/>
      </style:header>
    </style:master-page>
    <style:master-page style:name="MP1" style:page-layout-name="PL1">
      <style:header>
        <text:p text:style-name="P21"><text:span text:style-name="T22">[Geben Sie den Titel des Dokuments ein]</text:span></text:p>
        <text:p text:style-name="P23"><text:span text:style-name="T24">[Geben Sie den Untertitel des Dokuments ein]</text:span></text:p>
        <text:p text:style-name="P25"><text:span text:style-name="T26">Gsf fdsgfdsg dfsgdsfdsfds gdfsgdfs g sg <text:s/>gfds gfdsJacki2</text:span></text:p>
        <text:p text:style-name="P27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sf fdsgfdsg dfsgdsfdsfds gdfsgdfs g sg  gfds gfdsJacki2</meta:initial-creator>
    <dc:creator>Malte Timmermann</dc:creator>
    <meta:creation-date>2014-11-03T14:18:00Z</meta:creation-date>
    <dc:date>2014-11-03T14:19:00Z</dc:date>
    <meta:template xlink:href="Normal.dotm" xlink:type="simple"/>
    <meta:editing-cycles>2</meta:editing-cycles>
    <meta:editing-duration>PT0S</meta:editing-duration>
    <meta:document-statistic meta:page-count="6" meta:paragraph-count="1" meta:word-count="31" meta:character-count="231" meta:row-count="1" meta:non-whitespace-character-count="201"/>
  </office:meta>
</office:document-meta>
</file>